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0000000200475B7E096DDF0C3D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Double_20_Dash_20__28_Rounded_29_" svg:stroke-color="#dddddd" svg:stroke-linecap="round" draw:fill="none" draw:textarea-vertical-align="middle"/>
    </style:style>
    <style:style style:name="gr2" style:family="graphic" style:parent-style-name="standard">
      <style:graphic-properties draw:stroke="solid" svg:stroke-color="#000000" draw:fill="solid" draw:fill-color="#333333" draw:textarea-horizontal-align="justify" draw:textarea-vertical-align="middle" draw:auto-grow-height="false" fo:min-height="0.45cm" fo:min-width="0cm"/>
    </style:style>
    <style:style style:name="gr3" style:family="graphic" style:parent-style-name="standard">
      <style:graphic-properties draw:stroke="solid" svg:stroke-color="#000000" draw:fill="solid" draw:fill-color="#333333" draw:textarea-horizontal-align="justify" draw:textarea-vertical-align="middle" draw:auto-grow-height="false" fo:min-height="15.75cm" fo:min-width="0cm"/>
    </style:style>
    <style:style style:name="gr4" style:family="graphic" style:parent-style-name="standard">
      <style:graphic-properties draw:stroke="solid" svg:stroke-color="#000000" draw:fill="solid" draw:fill-color="#333333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solid" svg:stroke-color="#000000" draw:fill="solid" draw:fill-color="#333333" draw:textarea-horizontal-align="justify" draw:textarea-vertical-align="middle" draw:auto-grow-height="false" fo:min-height="0cm" fo:min-width="2cm"/>
    </style:style>
    <style:style style:name="gr6" style:family="graphic" style:parent-style-name="standard">
      <style:graphic-properties draw:stroke="solid" svg:stroke-color="#000000" draw:fill="solid" draw:fill-color="#333333" draw:textarea-horizontal-align="justify" draw:textarea-vertical-align="middle" draw:auto-grow-height="false" fo:min-height="0.65cm" fo:min-width="0cm"/>
    </style:style>
    <style:style style:name="gr7" style:family="graphic" style:parent-style-name="Arrow_20_Line">
      <style:graphic-properties draw:textarea-vertical-align="middle"/>
      <style:paragraph-properties style:writing-mode="lr-tb"/>
    </style:style>
    <style:style style:name="gr8" style:family="graphic" style:parent-style-name="standard">
      <style:graphic-properties svg:stroke-color="#000000" draw:fill-color="#666666" draw:opacity="58%" draw:textarea-horizontal-align="justify" draw:textarea-vertical-align="middle" draw:auto-grow-height="false" fo:min-height="1.15cm" fo:min-width="2.4cm"/>
    </style:style>
    <style:style style:name="gr9" style:family="graphic" style:parent-style-name="standard">
      <style:graphic-properties svg:stroke-color="#000000" draw:fill-color="#666666" draw:opacity="46%" draw:textarea-horizontal-align="justify" draw:textarea-vertical-align="middle" draw:auto-grow-height="false" fo:min-height="0.5cm" fo:min-width="0.25cm"/>
    </style:style>
    <style:style style:name="gr10" style:family="graphic" style:parent-style-name="standard">
      <style:graphic-properties svg:stroke-color="#000000" draw:fill-color="#333333" draw:opacity="46%" draw:textarea-horizontal-align="justify" draw:textarea-vertical-align="middle" draw:auto-grow-height="false" fo:min-height="0.104cm" fo:min-width="0cm"/>
    </style:style>
    <style:style style:name="gr11" style:family="graphic" style:parent-style-name="standard">
      <style:graphic-properties svg:stroke-color="#000000" draw:fill="gradient" draw:fill-gradient-name="Gradient_20_3" draw:textarea-horizontal-align="justify" draw:textarea-vertical-align="middle" draw:auto-grow-height="false" fo:min-height="0.034cm" fo:min-width="0cm"/>
    </style:style>
    <style:style style:name="gr12" style:family="graphic" style:parent-style-name="standard">
      <style:graphic-properties svg:stroke-color="#000000" draw:fill="none" draw:fill-color="#808080" draw:opacity="46%" draw:textarea-horizontal-align="justify" draw:textarea-vertical-align="middle" draw:auto-grow-height="false" fo:min-height="0.034cm" fo:min-width="0cm"/>
    </style:style>
    <style:style style:name="gr13" style:family="graphic" style:parent-style-name="standard">
      <style:graphic-properties svg:stroke-color="#000000" draw:fill="gradient" draw:fill-gradient-name="Gradient_20_4" draw:textarea-horizontal-align="justify" draw:textarea-vertical-align="middle" draw:auto-grow-height="false" fo:min-height="0.45cm" fo:min-width="0cm"/>
    </style:style>
    <style:style style:name="gr14" style:family="graphic" style:parent-style-name="standard">
      <style:graphic-properties svg:stroke-color="#000000" draw:fill-color="#333333" draw:textarea-horizontal-align="justify" draw:textarea-vertical-align="middle" draw:auto-grow-height="false" fo:min-height="0.5cm" fo:min-width="0cm"/>
    </style:style>
    <style:style style:name="gr15" style:family="graphic" style:parent-style-name="standard">
      <style:graphic-properties svg:stroke-color="#000000" draw:fill-color="#333333" draw:textarea-horizontal-align="justify" draw:textarea-vertical-align="middle" draw:auto-grow-height="false" fo:min-height="0.15cm" fo:min-width="0.4cm"/>
    </style:style>
    <style:style style:name="gr16" style:family="graphic" style:parent-style-name="standard">
      <style:graphic-properties svg:stroke-color="#000000" draw:fill-color="#333333" draw:textarea-horizontal-align="justify" draw:textarea-vertical-align="middle" draw:auto-grow-height="false" fo:min-height="0.05cm" fo:min-width="0cm"/>
    </style:style>
    <style:style style:name="gr17" style:family="graphic" style:parent-style-name="standard">
      <style:graphic-properties svg:stroke-color="#000000" draw:fill="gradient" draw:fill-gradient-name="Gradient_20_6" draw:textarea-horizontal-align="justify" draw:textarea-vertical-align="middle" draw:auto-grow-height="false" fo:min-height="0cm" fo:min-width="1.51cm"/>
    </style:style>
    <style:style style:name="gr18" style:family="graphic" style:parent-style-name="standard">
      <style:graphic-properties svg:stroke-color="#000000" draw:fill="bitmap" draw:fill-image-name="Studio" draw:textarea-horizontal-align="justify" draw:textarea-vertical-align="middle" draw:auto-grow-height="false" fo:min-height="0cm" fo:min-width="1.51cm"/>
    </style:style>
    <style:style style:name="gr19" style:family="graphic" style:parent-style-name="standard">
      <style:graphic-properties svg:stroke-color="#000000" draw:fill="bitmap" draw:fill-image-name="Studio" draw:textarea-horizontal-align="justify" draw:textarea-vertical-align="middle" draw:auto-grow-height="false" fo:min-height="0cm" fo:min-width="2cm"/>
    </style:style>
    <style:style style:name="gr20" style:family="graphic" style:parent-style-name="Arrow_20_Line" style:list-style-name="L1">
      <style:graphic-properties draw:textarea-vertical-align="middle"/>
      <style:paragraph-properties style:writing-mode="lr-tb"/>
    </style:style>
    <style:style style:name="gr21" style:family="graphic" style:parent-style-name="Arrow_20_Line" style:list-style-name="L1">
      <style:graphic-properties draw:textarea-vertical-align="middle"/>
      <style:paragraph-properties style:writing-mode="lr-tb"/>
    </style:style>
    <style:style style:name="gr22" style:family="graphic" style:parent-style-name="standard">
      <style:graphic-properties draw:fill-color="#81d41a" draw:opacity="21%" draw:textarea-horizontal-align="justify" draw:textarea-vertical-align="middle" draw:auto-grow-height="false" fo:min-height="5.084cm" fo:min-width="0.5cm"/>
    </style:style>
    <style:style style:name="gr23" style:family="graphic" style:parent-style-name="standard">
      <style:graphic-properties draw:fill-color="#000000" draw:textarea-horizontal-align="center" draw:textarea-vertical-align="middle"/>
    </style:style>
    <style:style style:name="gr24" style:family="graphic" style:parent-style-name="Arrow_20_Line" style:list-style-name="L1">
      <style:graphic-properties draw:textarea-vertical-align="middle"/>
      <style:paragraph-properties style:writing-mode="lr-tb"/>
    </style:style>
    <style:style style:name="gr25" style:family="graphic" style:parent-style-name="Arrow_20_Line" style:list-style-name="L1">
      <style:graphic-properties draw:textarea-vertical-align="middle"/>
      <style:paragraph-properties style:writing-mode="lr-tb"/>
    </style:style>
    <style:style style:name="gr26" style:family="graphic" style:parent-style-name="standard">
      <style:graphic-properties draw:fill-color="#81d41a" draw:opacity="21%" draw:textarea-horizontal-align="justify" draw:textarea-vertical-align="middle" draw:auto-grow-height="false" fo:min-height="5.084cm" fo:min-width="0.5cm" draw:shadow="hidden"/>
    </style:style>
    <style:style style:name="gr27" style:family="graphic" style:parent-style-name="standard">
      <style:graphic-properties draw:fill-color="#81d41a" draw:opacity="64%" draw:textarea-horizontal-align="justify" draw:textarea-vertical-align="middle" draw:auto-grow-height="false" fo:min-height="15.05cm" fo:min-width="1.50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weight="bold"/>
    </style:style>
    <style:style style:name="P3" style:family="paragraph">
      <loext:graphic-properties draw:fill="solid" draw:fill-color="#333333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loext:graphic-properties draw:fill-color="#666666" draw:opacity="58%"/>
      <style:paragraph-properties fo:text-align="center"/>
    </style:style>
    <style:style style:name="P7" style:family="paragraph">
      <loext:graphic-properties draw:fill-color="#666666" draw:opacity="46%"/>
      <style:paragraph-properties fo:text-align="center"/>
    </style:style>
    <style:style style:name="P8" style:family="paragraph">
      <loext:graphic-properties draw:fill-color="#333333" draw:opacity="46%"/>
      <style:paragraph-properties fo:text-align="center"/>
    </style:style>
    <style:style style:name="P9" style:family="paragraph">
      <loext:graphic-properties draw:fill="gradient" draw:fill-gradient-name="Gradient_20_3"/>
      <style:paragraph-properties fo:text-align="center"/>
    </style:style>
    <style:style style:name="P10" style:family="paragraph">
      <loext:graphic-properties draw:fill="none" draw:fill-color="#808080" draw:opacity="46%"/>
      <style:paragraph-properties fo:text-align="center"/>
    </style:style>
    <style:style style:name="P11" style:family="paragraph">
      <loext:graphic-properties draw:fill="gradient" draw:fill-gradient-name="Gradient_20_4"/>
      <style:paragraph-properties fo:text-align="center"/>
    </style:style>
    <style:style style:name="P12" style:family="paragraph">
      <loext:graphic-properties draw:fill-color="#333333"/>
      <style:paragraph-properties fo:text-align="center"/>
    </style:style>
    <style:style style:name="P13" style:family="paragraph">
      <loext:graphic-properties draw:fill="gradient" draw:fill-gradient-name="Gradient_20_6"/>
      <style:paragraph-properties fo:text-align="center"/>
    </style:style>
    <style:style style:name="P14" style:family="paragraph">
      <loext:graphic-properties draw:fill="bitmap" draw:fill-image-name="Studio"/>
      <style:paragraph-properties fo:text-align="center"/>
    </style:style>
    <style:style style:name="P15" style:family="paragraph">
      <loext:graphic-properties draw:fill-color="#81d41a" draw:opacity="21%"/>
      <style:paragraph-properties fo:text-align="center"/>
    </style:style>
    <style:style style:name="P16" style:family="paragraph">
      <loext:graphic-properties draw:fill-color="#000000"/>
      <style:paragraph-properties fo:text-align="center"/>
    </style:style>
    <style:style style:name="P17" style:family="paragraph">
      <loext:graphic-properties draw:fill-color="#81d41a" draw:opacity="64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0.5cm" svg:y1="1.05cm" svg:x2="20.25cm" svg:y2="1.05cm">
          <text:p/>
        </draw:line>
        <draw:line draw:style-name="gr1" draw:text-style-name="P2" draw:layer="layout" svg:x1="0.5cm" svg:y1="1cm" svg:x2="20.25cm" svg:y2="1cm">
          <text:p/>
        </draw:line>
        <draw:line draw:style-name="gr1" draw:text-style-name="P1" draw:layer="layout" svg:x1="0.5cm" svg:y1="1.7cm" svg:x2="20.25cm" svg:y2="1.7cm">
          <text:p/>
        </draw:line>
        <draw:line draw:style-name="gr1" draw:text-style-name="P1" draw:layer="layout" svg:x1="0.5cm" svg:y1="15.3cm" svg:x2="20.25cm" svg:y2="15.3cm">
          <text:p/>
        </draw:line>
        <draw:line draw:style-name="gr1" draw:text-style-name="P1" draw:layer="layout" svg:x1="0.5cm" svg:y1="17.1cm" svg:x2="20.25cm" svg:y2="17.1cm">
          <text:p/>
        </draw:line>
        <draw:line draw:style-name="gr1" draw:text-style-name="P2" draw:layer="layout" svg:x1="0.5cm" svg:y1="1.05cm" svg:x2="20.25cm" svg:y2="1.05cm">
          <text:p/>
        </draw:line>
        <draw:line draw:style-name="gr1" draw:text-style-name="P1" draw:layer="layout" svg:x1="0.5cm" svg:y1="17.05cm" svg:x2="20.25cm" svg:y2="17.05cm">
          <text:p/>
        </draw:line>
        <draw:custom-shape draw:style-name="gr2" draw:text-style-name="P3" draw:layer="layout" svg:width="0.2cm" svg:height="0.7cm" svg:x="9.65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16cm" svg:x="8.3cm" svg:y="1.0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2cm" svg:height="16cm" svg:x="11cm" svg:y="1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cm" svg:height="0.05cm" svg:x="8.3cm" svg:y="17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cm" svg:height="0.05cm" svg:x="11cm" svg:y="17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cm" svg:height="0.05cm" svg:x="8.3cm" svg:y="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cm" svg:height="0.05cm" svg:x="11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0.2cm" svg:x="8.5cm" svg:y="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5cm" svg:height="0.2cm" svg:x="8.5cm" svg:y="16.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2cm" svg:height="0.9cm" svg:x="16.65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16cm" svg:x="15.3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16cm" svg:x="18cm" svg:y="1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2cm" svg:height="0.05cm" svg:x="15.3cm" svg:y="17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2cm" svg:height="0.05cm" svg:x="18cm" svg:y="17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2cm" svg:height="0.05cm" svg:x="15.3cm" svg:y="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2cm" svg:height="0.05cm" svg:x="18cm" svg:y="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cm" svg:x="15.5cm" svg:y="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cm" svg:x="15.5cm" svg:y="16.9cm">
            <text:p/>
            <draw:enhanced-geometry svg:viewBox="0 0 21600 21600" draw:type="rectangle" draw:enhanced-path="M 0 0 L 21600 0 21600 21600 0 21600 0 0 Z N"/>
          </draw:custom-shape>
        </draw:g>
        <draw:measure draw:style-name="gr7" draw:text-style-name="P5" draw:layer="measurelines" svg:x1="7.3cm" svg:y1="15.3cm" svg:x2="7.3cm" svg:y2="1.7cm">
          <text:p text:style-name="P4"><text:measure text:kind="gap"/><text:measure text:kind="value">136</text:measure><text:s/><text:measure text:kind="unit">cm</text:measure><text:measure text:kind="gap"/></text:p>
        </draw:measure>
        <draw:custom-shape draw:style-name="gr8" draw:text-style-name="P6" draw:layer="layout" svg:width="2.9cm" svg:height="1.4cm" svg:x="15.3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7" draw:layer="layout" svg:width="0.75cm" svg:height="0.75cm" svg:x="16.375cm" svg:y="1.3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5cm" svg:height="0.5cm" svg:x="16.5cm" svg:y="1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4cm" svg:height="0.4cm" svg:x="16.55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0" draw:layer="layout" svg:width="0.4cm" svg:height="0.4cm" svg:x="16.55cm" svg:y="1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gon draw:style-name="gr13" draw:text-style-name="P11" draw:layer="layout" svg:width="0.399cm" svg:height="0.54cm" svg:x="9.55cm" svg:y="1.429cm" svg:viewBox="0 0 400 541" draw:points="0,400 400,0 400,142 0,541">
          <text:p/>
        </draw:polygon>
        <draw:custom-shape draw:style-name="gr14" draw:text-style-name="P12" draw:layer="layout" svg:width="0.1cm" svg:height="0.75cm" svg:x="11.2cm" svg:y="1.3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9cm" svg:height="0.4cm" svg:x="11cm" svg:y="1.4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2cm" svg:height="0.3cm" svg:x="11.9cm" svg:y="1.54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3" draw:layer="layout" svg:width="2.01cm" svg:height="0.2cm" svg:x="15.745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4" draw:layer="layout" svg:width="2.01cm" svg:height="0.18cm" svg:x="15.745cm" svg:y="1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4" draw:layer="layout" svg:width="2.5cm" svg:height="0.18cm" svg:x="15.5cm" svg:y="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7" draw:text-style-name="P13" draw:layer="layout" svg:width="2.01cm" svg:height="0.2cm" svg:x="8.745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4" draw:layer="layout" svg:width="2.01cm" svg:height="0.18cm" svg:x="8.745cm" svg:y="1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4" draw:layer="layout" svg:width="2.5cm" svg:height="0.18cm" svg:x="8.5cm" svg:y="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measure draw:style-name="gr7" draw:text-style-name="P5" draw:layer="measurelines" svg:x1="11cm" svg:y1="17.05cm" svg:x2="8.5cm" svg:y2="17.05cm">
          <text:p text:style-name="P4"><text:measure text:kind="gap"/><text:measure text:kind="value">25</text:measure><text:s/><text:measure text:kind="unit">cm</text:measure><text:measure text:kind="gap"/></text:p>
        </draw:measure>
        <draw:measure draw:style-name="gr7" draw:text-style-name="P5" draw:layer="layout" svg:x1="18cm" svg:y1="17.05cm" svg:x2="15.5cm" svg:y2="17.05cm">
          <text:p text:style-name="P4"><text:measure text:kind="gap"/><text:measure text:kind="value">25</text:measure><text:s/><text:measure text:kind="unit">cm</text:measure><text:measure text:kind="gap"/></text:p>
        </draw:measure>
        <draw:measure draw:style-name="gr20" draw:text-style-name="P4" draw:layer="layout" svg:x1="5.351cm" svg:y1="17.05cm" svg:x2="5.351cm" svg:y2="1.05cm">
          <text:p text:style-name="P4"><text:measure text:kind="gap"/><text:measure text:kind="value">160</text:measure><text:s/><text:measure text:kind="unit">cm</text:measure><text:measure text:kind="gap"/></text:p>
        </draw:measure>
        <draw:measure draw:style-name="gr21" draw:text-style-name="P4" draw:layer="layout" svg:x1="3.302cm" svg:y1="17.1cm" svg:x2="3.302cm" svg:y2="1cm">
          <text:p text:style-name="P4"><text:measure text:kind="gap"/><text:measure text:kind="value">161</text:measure><text:s/><text:measure text:kind="unit">cm</text:measure><text:measure text:kind="gap"/></text:p>
        </draw:measure>
      </draw:page>
      <draw:page draw:name="page2" draw:style-name="dp1" draw:master-page-name="Default">
        <draw:custom-shape draw:style-name="gr22" draw:text-style-name="P15" draw:layer="layout" svg:width="2cm" svg:height="16cm" svg:x="8.75cm" svg:y="-0.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" draw:text-style-name="P1" draw:layer="layout" svg:x1="0.5cm" svg:y1="1.05cm" svg:x2="20.25cm" svg:y2="1.05cm">
          <text:p/>
        </draw:line>
        <draw:line draw:style-name="gr1" draw:text-style-name="P2" draw:layer="layout" svg:x1="0.5cm" svg:y1="1cm" svg:x2="20.25cm" svg:y2="1cm">
          <text:p/>
        </draw:line>
        <draw:line draw:style-name="gr1" draw:text-style-name="P1" draw:layer="layout" svg:x1="0.5cm" svg:y1="1.7cm" svg:x2="20.25cm" svg:y2="1.7cm">
          <text:p/>
        </draw:line>
        <draw:line draw:style-name="gr1" draw:text-style-name="P1" draw:layer="layout" svg:x1="0.5cm" svg:y1="15.3cm" svg:x2="20.25cm" svg:y2="15.3cm">
          <text:p/>
        </draw:line>
        <draw:line draw:style-name="gr1" draw:text-style-name="P1" draw:layer="layout" svg:x1="0.5cm" svg:y1="17.1cm" svg:x2="20.25cm" svg:y2="17.1cm">
          <text:p/>
        </draw:line>
        <draw:line draw:style-name="gr1" draw:text-style-name="P2" draw:layer="layout" svg:x1="0.5cm" svg:y1="1.05cm" svg:x2="20.25cm" svg:y2="1.05cm">
          <text:p/>
        </draw:line>
        <draw:line draw:style-name="gr1" draw:text-style-name="P1" draw:layer="layout" svg:x1="0.5cm" svg:y1="17.05cm" svg:x2="20.25cm" svg:y2="17.05cm">
          <text:p/>
        </draw:line>
        <draw:custom-shape draw:style-name="gr6" draw:text-style-name="P3" draw:layer="layout" svg:width="0.2cm" svg:height="0.9cm" svg:x="16.65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16cm" svg:x="15.3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16cm" svg:x="18cm" svg:y="1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2cm" svg:height="0.05cm" svg:x="15.3cm" svg:y="17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2cm" svg:height="0.05cm" svg:x="18cm" svg:y="17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2cm" svg:height="0.05cm" svg:x="15.3cm" svg:y="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2cm" svg:height="0.05cm" svg:x="18cm" svg:y="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cm" svg:x="15.5cm" svg:y="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cm" svg:x="15.5cm" svg:y="16.9cm">
            <text:p/>
            <draw:enhanced-geometry svg:viewBox="0 0 21600 21600" draw:type="rectangle" draw:enhanced-path="M 0 0 L 21600 0 21600 21600 0 21600 0 0 Z N"/>
          </draw:custom-shape>
        </draw:g>
        <draw:measure draw:style-name="gr7" draw:text-style-name="P5" draw:layer="measurelines" svg:x1="7.3cm" svg:y1="15.3cm" svg:x2="7.3cm" svg:y2="1.7cm">
          <text:p text:style-name="P4"><text:measure text:kind="gap"/><text:measure text:kind="value">136</text:measure><text:s/><text:measure text:kind="unit">cm</text:measure><text:measure text:kind="gap"/></text:p>
        </draw:measure>
        <draw:custom-shape draw:style-name="gr8" draw:text-style-name="P6" draw:layer="layout" svg:width="2.9cm" svg:height="1.4cm" svg:x="15.3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9" draw:text-style-name="P7" draw:layer="layout" svg:width="0.75cm" svg:height="0.75cm" svg:x="16.375cm" svg:y="1.3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5cm" svg:height="0.5cm" svg:x="16.5cm" svg:y="1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9" draw:layer="layout" svg:width="0.4cm" svg:height="0.4cm" svg:x="16.55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10" draw:layer="layout" svg:width="0.4cm" svg:height="0.4cm" svg:x="16.55cm" svg:y="1.4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12" draw:layer="layout" svg:width="0.1cm" svg:height="0.75cm" svg:x="11.2cm" svg:y="1.3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0.9cm" svg:height="0.4cm" svg:x="11cm" svg:y="1.4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2" draw:layer="layout" svg:width="0.2cm" svg:height="0.3cm" svg:x="11.9cm" svg:y="1.54cm">
          <text:p/>
          <draw:enhanced-geometry svg:viewBox="0 0 21600 21600" draw:type="rectangle" draw:enhanced-path="M 0 0 L 21600 0 21600 21600 0 21600 0 0 Z N"/>
        </draw:custom-shape>
        <draw:g>
          <draw:custom-shape draw:style-name="gr17" draw:text-style-name="P13" draw:layer="layout" svg:width="2.01cm" svg:height="0.2cm" svg:x="15.745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4" draw:layer="layout" svg:width="2.01cm" svg:height="0.18cm" svg:x="15.745cm" svg:y="1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4" draw:layer="layout" svg:width="2.5cm" svg:height="0.18cm" svg:x="15.5cm" svg:y="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polygon draw:style-name="gr23" draw:text-style-name="P16" draw:layer="layout" svg:width="0.199cm" svg:height="0.668cm" svg:x="9.65cm" svg:y="1cm" svg:viewBox="0 0 200 669" draw:points="0,669 0,0 200,0 200,469">
          <text:p/>
        </draw:polygon>
        <draw:custom-shape draw:style-name="gr4" draw:text-style-name="P3" draw:layer="layout" svg:width="0.2cm" svg:height="0.05cm" svg:x="8.3cm" svg:y="17.0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0.2cm" svg:height="0.05cm" svg:x="11cm" svg:y="17.0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0.2cm" svg:height="16cm" svg:x="8.3cm" svg:y="1.0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0.2cm" svg:height="16cm" svg:x="11cm" svg:y="1.0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2cm" svg:height="0.05cm" svg:x="8.3cm" svg:y="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0.2cm" svg:height="0.05cm" svg:x="11cm" svg:y="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3" draw:layer="layout" svg:width="2.5cm" svg:height="0.2cm" svg:x="8.5cm" svg:y="1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3" draw:layer="layout" svg:width="2.5cm" svg:height="0.2cm" svg:x="8.5cm" svg:y="16.9cm">
          <text:p/>
          <draw:enhanced-geometry svg:viewBox="0 0 21600 21600" draw:type="rectangle" draw:enhanced-path="M 0 0 L 21600 0 21600 21600 0 21600 0 0 Z N"/>
        </draw:custom-shape>
        <draw:polygon draw:style-name="gr13" draw:text-style-name="P11" draw:layer="layout" svg:width="0.399cm" svg:height="0.54cm" svg:x="9.55cm" svg:y="1.359cm" svg:viewBox="0 0 400 541" draw:points="0,400 400,0 400,142 0,541">
          <text:p/>
        </draw:polygon>
        <draw:g>
          <draw:custom-shape draw:style-name="gr17" draw:text-style-name="P13" draw:layer="layout" svg:width="2.01cm" svg:height="0.2cm" svg:x="8.745cm" svg:y="15.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14" draw:layer="layout" svg:width="2.01cm" svg:height="0.18cm" svg:x="8.745cm" svg:y="1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9" draw:text-style-name="P14" draw:layer="layout" svg:width="2.5cm" svg:height="0.18cm" svg:x="8.5cm" svg:y="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measure draw:style-name="gr7" draw:text-style-name="P5" draw:layer="measurelines" svg:x1="11cm" svg:y1="17.05cm" svg:x2="8.5cm" svg:y2="17.05cm">
          <text:p text:style-name="P4"><text:measure text:kind="gap"/><text:measure text:kind="value">25</text:measure><text:s/><text:measure text:kind="unit">cm</text:measure><text:measure text:kind="gap"/></text:p>
        </draw:measure>
        <draw:measure draw:style-name="gr7" draw:text-style-name="P5" draw:layer="layout" svg:x1="18cm" svg:y1="17.05cm" svg:x2="15.5cm" svg:y2="17.05cm">
          <text:p text:style-name="P4"><text:measure text:kind="gap"/><text:measure text:kind="value">25</text:measure><text:s/><text:measure text:kind="unit">cm</text:measure><text:measure text:kind="gap"/></text:p>
        </draw:measure>
        <draw:measure draw:style-name="gr24" draw:text-style-name="P4" draw:layer="layout" svg:x1="5.351cm" svg:y1="17.05cm" svg:x2="5.351cm" svg:y2="1.05cm">
          <text:p text:style-name="P4"><text:measure text:kind="gap"/><text:measure text:kind="value">160</text:measure><text:s/><text:measure text:kind="unit">cm</text:measure><text:measure text:kind="gap"/></text:p>
        </draw:measure>
        <draw:measure draw:style-name="gr25" draw:text-style-name="P4" draw:layer="layout" svg:x1="3.302cm" svg:y1="17.1cm" svg:x2="3.302cm" svg:y2="1cm">
          <text:p text:style-name="P4"><text:measure text:kind="gap"/><text:measure text:kind="value">161</text:measure><text:s/><text:measure text:kind="unit">cm</text:measure><text:measure text:kind="gap"/></text:p>
        </draw:measure>
        <draw:polygon draw:style-name="gr26" draw:text-style-name="P15" draw:layer="layout" svg:width="2.655cm" svg:height="0.312cm" draw:transform="rotate (-0.0178023583703422) translate (9.58291925074672cm 1.54397225145553cm)" svg:viewBox="0 0 2656 313" draw:points="2656,146 0,313 313,0">
          <text:p/>
        </draw:polygon>
        <draw:custom-shape draw:style-name="gr27" draw:text-style-name="P17" draw:layer="layout" svg:width="2.005cm" svg:height="15.3cm" svg:x="8.745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radial" draw:cx="50%" draw:cy="50%" draw:start-color="#808080" draw:end-color="#ffffff" draw:start-intensity="100%" draw:end-intensity="100%" draw:border="0%"/>
    <draw:gradient draw:name="Gradient_20_4" draw:display-name="Gradient 4" draw:style="linear" draw:start-color="#b2b2b2" draw:end-color="#dddddd" draw:start-intensity="100%" draw:end-intensity="100%" draw:angle="30deg" draw:border="0%"/>
    <draw:gradient draw:name="Gradient_20_6" draw:display-name="Gradient 6" draw:style="linear" draw:start-color="#cccccc" draw:end-color="#ffffff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Studio" xlink:href="Pictures/100000000000020000000200475B7E096DDF0C3D.jpg" xlink:type="simple" xlink:show="embed" xlink:actuate="onLoad"/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6T18:11:13.967539566</meta:creation-date>
    <dc:date>2024-02-16T21:16:30.497987866</dc:date>
    <meta:editing-duration>PT1H15M28S</meta:editing-duration>
    <meta:editing-cycles>4</meta:editing-cycles>
    <meta:generator>LibreOffice/7.3.7.2$Linux_X86_64 LibreOffice_project/30$Build-2</meta:generator>
    <meta:document-statistic meta:object-count="102"/>
  </office:meta>
</office:document-meta>
</file>